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9a0c0" officeooo:paragraph-rsid="0009a0c0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d26a2" officeooo:paragraph-rsid="000d26a2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9a0c0" officeooo:paragraph-rsid="0009a0c0" style:font-weight-asian="normal" style:font-weight-complex="normal"/>
    </style:style>
    <style:style style:name="P4" style:family="paragraph" style:parent-style-name="Standard">
      <style:text-properties fo:font-weight="normal" officeooo:rsid="0009a0c0" officeooo:paragraph-rsid="0009a0c0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9a0c0" officeooo:paragraph-rsid="0009a0c0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c347e" officeooo:paragraph-rsid="000c347e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abc61" officeooo:paragraph-rsid="000abc61" style:font-weight-asian="normal" style:font-weight-complex="normal"/>
    </style:style>
    <style:style style:name="P8" style:family="paragraph" style:parent-style-name="Standard">
      <style:text-properties fo:font-weight="normal" officeooo:rsid="000abc61" officeooo:paragraph-rsid="000abc61" style:font-weight-asian="normal" style:font-weight-complex="normal"/>
    </style:style>
    <style:style style:name="P9" style:family="paragraph" style:parent-style-name="Standard">
      <style:text-properties fo:font-weight="bold" officeooo:rsid="000c347e" officeooo:paragraph-rsid="000c347e" style:font-weight-asian="bold" style:font-weight-complex="bold"/>
    </style:style>
    <style:style style:name="P10" style:family="paragraph" style:parent-style-name="Standard" style:list-style-name="L3">
      <style:text-properties fo:font-weight="normal" officeooo:rsid="000c347e" officeooo:paragraph-rsid="000c347e" style:font-weight-asian="normal" style:font-weight-complex="normal"/>
    </style:style>
    <style:style style:name="T1" style:family="text">
      <style:text-properties officeooo:rsid="000c347e"/>
    </style:style>
    <style:style style:name="T2" style:family="text">
      <style:text-properties style:text-line-through-style="solid" style:text-line-through-type="singl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tidades</text:span>:</text:p>
      <text:list text:style-name="L1">
        <text:list-item>
          <text:p text:style-name="P2">OOBnB (plataforma)</text:p>
        </text:list-item>
        <text:list-item>
          <text:p text:style-name="P3">Usuario</text:p>
        </text:list-item>
        <text:list-item>
          <text:p text:style-name="P3">Inmueble</text:p>
        </text:list-item>
        <text:list-item>
          <text:p text:style-name="P3">Alquiler</text:p>
        </text:list-item>
        <text:list-item>
          <text:p text:style-name="P3">Reserva</text:p>
        </text:list-item>
      </text:list>
      <text:p text:style-name="P4"/>
      <text:p text:style-name="P1">Atributos:</text:p>
      <text:list text:style-name="L2">
        <text:list-item>
          <text:p text:style-name="P5"><text:span text:style-name="T2">Nombre</text:span> → Usuario</text:p>
        </text:list-item>
        <text:list-item>
          <text:p text:style-name="P5"><text:span text:style-name="T2">Dirección</text:span> → Usuario</text:p>
        </text:list-item>
        <text:list-item>
          <text:p text:style-name="P5"><text:span text:style-name="T2">DNI</text:span> → Usuario</text:p>
        </text:list-item>
        <text:list-item>
          <text:p text:style-name="P6"><text:span text:style-name="T2">Propiedades a alquilar</text:span> →relación Usuario 1..* Inmueble</text:p>
        </text:list-item>
        <text:list-item>
          <text:p text:style-name="P7"><text:span text:style-name="T2">Dirección</text:span> → Inmueble</text:p>
        </text:list-item>
        <text:list-item>
          <text:p text:style-name="P7"><text:span text:style-name="T2">Nombre descrip.</text:span> → Inmueble</text:p>
        </text:list-item>
        <text:list-item>
          <text:p text:style-name="P7"><text:span text:style-name="T2">Precio p/ noche</text:span> → Inmueble</text:p>
        </text:list-item>
      </text:list>
      <text:p text:style-name="P8"/>
      <text:p text:style-name="P9">Comportamientos:</text:p>
      <text:list text:style-name="L3">
        <text:list-item>
          <text:p text:style-name="P10">Disponibilidad de una prop. en un periodo específico</text:p>
        </text:list-item>
        <text:list-item>
          <text:p text:style-name="P10">Crear una reserva</text:p>
        </text:list-item>
        <text:list-item>
          <text:p text:style-name="P10">Calcular precio de una reserva</text:p>
        </text:list-item>
        <text:list-item>
          <text:p text:style-name="P10">Cancelar una reserva</text:p>
        </text:list-item>
        <text:list-item>
          <text:p text:style-name="P10">Calcular ingresos de un propietario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3:17:40.514808211</meta:creation-date>
    <dc:date>2025-10-27T18:26:44.180499038</dc:date>
    <meta:editing-duration>PT3H12M35S</meta:editing-duration>
    <meta:editing-cycles>1</meta:editing-cycles>
    <meta:document-statistic meta:table-count="0" meta:image-count="0" meta:object-count="0" meta:page-count="1" meta:paragraph-count="20" meta:word-count="78" meta:character-count="430" meta:non-whitespace-character-count="388"/>
    <meta:generator>LibreOffice/25.2.6.2$Linux_X86_64 LibreOffice_project/520$Build-2</meta:generator>
  </office:meta>
</office:document-meta>
</file>